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isplay" svg:font-family="'Noto Sans Display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Noto Sans Display" fo:font-size="15pt" officeooo:rsid="001e6f9e" officeooo:paragraph-rsid="001e6f9e" style:font-size-asian="13.1000003814697pt" style:font-size-complex="15pt"/>
    </style:style>
    <style:style style:name="P2" style:family="paragraph" style:parent-style-name="Standard">
      <style:text-properties fo:color="#000000" loext:opacity="100%" style:font-name="Noto Sans Display" fo:font-size="15pt" officeooo:rsid="001e6f9e" officeooo:paragraph-rsid="001f123f" style:font-size-asian="13.1000003814697pt" style:font-size-complex="15pt"/>
    </style:style>
    <style:style style:name="P3" style:family="paragraph" style:parent-style-name="Standard">
      <style:paragraph-properties fo:text-align="center" style:justify-single-word="false"/>
      <style:text-properties fo:color="#000000" loext:opacity="100%" style:font-name="Noto Sans Display" fo:font-size="15pt" style:text-underline-style="solid" style:text-underline-width="auto" style:text-underline-color="font-color" officeooo:rsid="001f123f" officeooo:paragraph-rsid="001f123f" style:font-size-asian="13.1000003814697pt" style:font-size-complex="15pt"/>
    </style:style>
    <style:style style:name="P4" style:family="paragraph" style:parent-style-name="Standard" style:list-style-name="L1">
      <style:text-properties officeooo:paragraph-rsid="001f123f"/>
    </style:style>
    <style:style style:name="P5" style:family="paragraph" style:parent-style-name="Standard" style:list-style-name="L1">
      <style:text-properties officeooo:paragraph-rsid="001e6f9e"/>
    </style:style>
    <style:style style:name="P6" style:family="paragraph">
      <style:paragraph-properties fo:text-align="start"/>
    </style:style>
    <style:style style:name="T1" style:family="text">
      <style:text-properties fo:color="#000000" loext:opacity="100%" style:font-name="Noto Sans Display" fo:font-size="15pt" officeooo:rsid="001e6f9e" style:font-size-asian="13.1000003814697pt" style:font-size-complex="15pt"/>
    </style:style>
    <style:style style:name="T2" style:family="text">
      <style:text-properties fo:color="#000000" loext:opacity="100%" style:font-name="Noto Sans Display" fo:font-size="15pt" officeooo:rsid="001f123f" style:font-size-asian="13.1000003814697pt" style:font-size-complex="15pt"/>
    </style:style>
    <style:style style:name="T3" style:family="text">
      <style:text-properties fo:color="#000000" loext:opacity="100%" style:font-name="Noto Sans Display" fo:font-size="15pt" officeooo:rsid="0020bda0" style:font-size-asian="13.1000003814697pt" style:font-size-complex="1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vertical-align="middle" style:wrap="run-through" style:number-wrapped-paragraphs="no-limit" style:vertical-pos="from-top" style:horizontal-pos="from-left" style:horizontal-rel="paragraph"/>
    </style: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ase à cocher 1" form:control-implementation="ooo:com.sun.star.form.component.CheckBox" xml:id="control1" form:id="control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" form:id="control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/text:p>
      <text:p text:style-name="P3">You’d like to insert a clickable box</text:p>
      <text:p text:style-name="P2"/>
      <text:p text:style-name="P2"/>
      <text:list xml:id="list331519976" text:style-name="L1">
        <text:list-item>
          <text:p text:style-name="P4"><text:span text:style-name="T1">Go to Formulaire » <text:s/>at the top of the screen. (form menu ) ribbon</text:span></text:p>
        </text:list-item>
        <text:list-item>
          <text:p text:style-name="P5"><text:span text:style-name="T2">A</text:span><text:span text:style-name="T1"> scroll</text:span><text:span text:style-name="T3">down menu appears.</text:span></text:p>
        </text:list-item>
        <text:list-item>
          <text:p text:style-name="P5"><text:span text:style-name="T3">Select the </text:span><text:span text:style-name="T1">« </text:span><text:span text:style-name="T3">chek box option</text:span><text:span text:style-name="T1"> ».</text:span></text:p>
        </text:list-item>
        <text:list-item>
          <text:p text:style-name="P5"><text:span text:style-name="T3">Thene, g</text:span><text:span text:style-name="T1">o </text:span><text:span text:style-name="T3">to</text:span><text:span text:style-name="T1"> the place where you want to put the clickable check box.</text:span></text:p>
        </text:list-item>
        <text:list-item>
          <text:p text:style-name="P5"><text:span text:style-name="T3">Hold righth-</text:span><text:span text:style-name="T1">click, enlarge the area and . </text:span><text:span text:style-name="T3">( the siez )</text:span></text:p>
        </text:list-item>
      </text:list>
      <text:p text:style-name="P1"/>
      <text:p text:style-name="P1"><draw:control text:anchor-type="as-char" svg:y="-2.417cm" draw:z-index="0" draw:name="Forme1" draw:style-name="gr2" draw:text-style-name="P6" svg:width="3.209cm" svg:height="1.71cm" draw:control="control1"/></text:p>
      <text:p text:style-name="P1"><draw:control text:anchor-type="paragraph" draw:z-index="1" draw:name="Forme2" draw:style-name="gr1" draw:text-style-name="P6" svg:width="2.779cm" svg:height="0.927cm" svg:x="2.574cm" svg:y="0.73cm" draw:control="control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isplay" svg:font-family="'Noto Sans Display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4T15:26:15.175876604</meta:creation-date>
    <dc:date>2021-10-04T16:20:53.082167105</dc:date>
    <meta:editing-duration>PT14M7S</meta:editing-duration>
    <meta:editing-cycles>3</meta:editing-cycles>
    <meta:generator>LibreOffice/7.0.4.2$Linux_X86_64 LibreOffice_project/00$Build-2</meta:generator>
    <meta:document-statistic meta:table-count="0" meta:image-count="0" meta:object-count="0" meta:page-count="1" meta:paragraph-count="8" meta:word-count="62" meta:character-count="287" meta:non-whitespace-character-count="234"/>
  </office:meta>
</office:document-meta>
</file>